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paragraph-rsid="00191502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weight="bold" officeooo:paragraph-rsid="00191502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officeooo:paragraph-rsid="00191502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191502"/>
    </style:style>
    <style:style style:name="P5" style:family="paragraph" style:parent-style-name="Standard" style:list-style-name="L1">
      <style:paragraph-properties fo:margin-top="0in" fo:margin-bottom="0in" loext:contextual-spacing="false" fo:line-height="100%"/>
      <style:text-properties officeooo:rsid="00103e71" officeooo:paragraph-rsid="001a7b3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rsid="00103e71" officeooo:paragraph-rsid="00191502"/>
    </style:style>
    <style:style style:name="P7" style:family="paragraph" style:parent-style-name="Standard" style:list-style-name="L1">
      <style:paragraph-properties fo:margin-top="0in" fo:margin-bottom="0in" loext:contextual-spacing="false" fo:line-height="100%"/>
      <style:text-properties officeooo:rsid="000ebad9" officeooo:paragraph-rsid="00191502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rsid="001a7b3c" officeooo:paragraph-rsid="001a7b3c"/>
    </style:style>
    <style:style style:name="P9" style:family="paragraph" style:parent-style-name="Standard" style:list-style-name="L1">
      <style:paragraph-properties fo:margin-top="0in" fo:margin-bottom="0in" loext:contextual-spacing="false" fo:line-height="100%"/>
      <style:text-properties officeooo:rsid="001a7b3c" officeooo:paragraph-rsid="001a7b3c"/>
    </style:style>
    <style:style style:name="P10" style:family="paragraph" style:parent-style-name="Standard" style:list-style-name="L1">
      <style:paragraph-properties fo:margin-top="0in" fo:margin-bottom="0in" loext:contextual-spacing="false" fo:line-height="100%"/>
      <style:text-properties officeooo:rsid="001c7750" officeooo:paragraph-rsid="001c7750"/>
    </style:style>
    <style:style style:name="P11" style:family="paragraph" style:parent-style-name="Standard" style:list-style-name="L1">
      <style:paragraph-properties fo:margin-top="0in" fo:margin-bottom="0in" loext:contextual-spacing="false" fo:line-height="100%"/>
      <style:text-properties officeooo:rsid="001e3724" officeooo:paragraph-rsid="00256ab2"/>
    </style:style>
    <style:style style:name="P12" style:family="paragraph" style:parent-style-name="Standard" style:list-style-name="L1">
      <style:paragraph-properties fo:margin-top="0in" fo:margin-bottom="0in" loext:contextual-spacing="false" fo:line-height="100%"/>
      <style:text-properties officeooo:rsid="001e6936" officeooo:paragraph-rsid="001e6936"/>
    </style:style>
    <style:style style:name="P13" style:family="paragraph" style:parent-style-name="Standard" style:list-style-name="L2">
      <style:paragraph-properties fo:margin-top="0in" fo:margin-bottom="0in" loext:contextual-spacing="false" fo:line-height="100%"/>
      <style:text-properties officeooo:rsid="001e82e7" officeooo:paragraph-rsid="001e82e7"/>
    </style:style>
    <style:style style:name="P14" style:family="paragraph" style:parent-style-name="Standard" style:list-style-name="L2">
      <style:paragraph-properties fo:margin-top="0in" fo:margin-bottom="0in" loext:contextual-spacing="false" fo:line-height="100%"/>
      <style:text-properties officeooo:rsid="00201960" officeooo:paragraph-rsid="00201960"/>
    </style:style>
    <style:style style:name="P15" style:family="paragraph" style:parent-style-name="Standard" style:master-page-name="Standard">
      <style:paragraph-properties style:page-number="auto"/>
      <style:text-properties fo:font-size="16pt" fo:font-weight="bold" officeooo:paragraph-rsid="00191502" style:font-size-asian="16pt" style:font-weight-asian="bold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bad9"/>
    </style:style>
    <style:style style:name="T3" style:family="text">
      <style:text-properties officeooo:rsid="0010adeb"/>
    </style:style>
    <style:style style:name="T4" style:family="text">
      <style:text-properties officeooo:rsid="001a7b3c"/>
    </style:style>
    <style:style style:name="T5" style:family="text">
      <style:text-properties officeooo:rsid="001ad783"/>
    </style:style>
    <style:style style:name="T6" style:family="text">
      <style:text-properties officeooo:rsid="001b4649"/>
    </style:style>
    <style:style style:name="T7" style:family="text">
      <style:text-properties officeooo:rsid="001c7750"/>
    </style:style>
    <style:style style:name="T8" style:family="text">
      <style:text-properties officeooo:rsid="001e3724"/>
    </style:style>
    <style:style style:name="T9" style:family="text">
      <style:text-properties officeooo:rsid="00201960"/>
    </style:style>
    <style:style style:name="T10" style:family="text">
      <style:text-properties officeooo:rsid="0020e27d"/>
    </style:style>
    <style:style style:name="T11" style:family="text">
      <style:text-properties officeooo:rsid="0022e190"/>
    </style:style>
    <style:style style:name="T12" style:family="text">
      <style:text-properties officeooo:rsid="0024403c"/>
    </style:style>
    <style:style style:name="T13" style:family="text">
      <style:text-properties officeooo:rsid="002559cb"/>
    </style:style>
    <style:style style:name="T14" style:family="text">
      <style:text-properties officeooo:rsid="00256a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partment of Homeland Security</text:p>
      <text:p text:style-name="P1"><text:span text:style-name="T1">Internal Briefing Protocol</text:span><text:tab/><text:tab/><text:tab/><text:tab/>DHS Team: <text:span text:style-name="T2">NOMMA</text:span></text:p>
      <text:p text:style-name="P1"/>
      <text:p text:style-name="P1">Situational Event: <text:span text:style-name="T3">Missing Train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Who did it?</text:p>
          </table:table-cell>
        </table:table-row>
        <table:table-row table:style-name="Table1.1">
          <table:table-cell table:style-name="Table1.A1" office:value-type="string">
            <text:p text:style-name="P8">Indishell was behind the hijacking of the Crimson Bullet <text:span text:style-name="T13">to gain access to the supercomputer and virus</text:span>. <text:span text:style-name="T6">They were provided access to the Crimson Bullet's security via an IT specialist at Emory named Peter Bishop. </text:span></text:p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Why did they do it?</text:p>
          </table:table-cell>
        </table:table-row>
        <table:table-row table:style-name="Table1.1">
          <table:table-cell table:style-name="Table1.A1" office:value-type="string">
            <text:p text:style-name="P6">Revenge <text:span text:style-name="T4">again REM and BioGen</text:span>. <text:span text:style-name="T4">Indishell is a hacker group known to be against crimes against animals as well as pharmaceutical companies. </text:span></text:p>
            <text:list xml:id="list6593630937282912783" text:style-name="L1">
              <text:list-item>
                <text:p text:style-name="P11">Indishell wants the virus so that REM and BioGen will lose millions of dollars. Indishell does not want to unleash the virus; they only want revenge on these corporation. </text:p>
              </text:list-item>
              <text:list-item>
                <text:p text:style-name="P11">Indishells wants the supercomputer to help them hack into other government agencies, as they are known for hacking into sites to gather info for revenge. </text:p>
              </text:list-item>
            </text:list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What should the United States’ response be?</text:p>
          </table:table-cell>
        </table:table-row>
        <table:table-row table:style-name="Table1.1">
          <table:table-cell table:style-name="Table1.A1" office:value-type="string">
            <text:list xml:id="list3441769160823691506" text:style-name="L2">
              <text:list-item>
                <text:p text:style-name="P13">Strengthen the security on the Crimson Bullet's system to prevent further breaches.</text:p>
              </text:list-item>
              <text:list-item>
                <text:p text:style-name="P14">Arrest Peter Bishop <text:span text:style-name="T12">and Sean Parachuri </text:span>for cyber crimes.</text:p>
              </text:list-item>
              <text:list-item>
                <text:p text:style-name="P13">Request India's <text:span text:style-name="T10">cooperation</text:span> in stopping Indiashell <text:span text:style-name="T10">so they can never make an attack like this again</text:span>. </text:p>
              </text:list-item>
              <text:list-item>
                <text:p text:style-name="P13">Our #1 priority is to find the virus and contain <text:span text:style-name="T9">it</text:span>. <text:span text:style-name="T11">We believe it may be heading to 2 locations: Oklahoma City, OK, or Guelph in Ontario Canada. </text:span></text:p>
              </text:list-item>
            </text:list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Summary of the team rationale</text:p>
          </table:table-cell>
        </table:table-row>
        <table:table-row table:style-name="Table1.1">
          <table:table-cell table:style-name="Table1.A1" office:value-type="string">
            <text:list xml:id="list83205305827310" text:continue-list="list6593630937282912783" text:style-name="L1">
              <text:list-item>
                <text:p text:style-name="P7">Indishell hates <text:span text:style-name="T8">American </text:span>pharmaceutical companies <text:span text:style-name="T4">and animal cruelty</text:span>. American companies have experimented on animals in India in the past. </text:p>
              </text:list-item>
              <text:list-item>
                <text:p text:style-name="P7">Indishell has a history of <text:span text:style-name="T8">exacting</text:span> revenge for past wrongs. </text:p>
              </text:list-item>
              <text:list-item>
                <text:p text:style-name="P9"><text:span text:style-name="T14">We know from email records obtained from a warrant that </text:span>Peter Bishop, a student at Emory, contacted Indishell looking for ways to deface REM's website. He is an active member of PETA, and given Indishell's dislike of big companies, thought them a good company to contact. </text:p>
              </text:list-item>
              <text:list-item>
                <text:p text:style-name="P12">Indishell posted threads on econow, a site used by Indishell, looking for inside men. This furthers that Indishell was looking to hack into Emory. </text:p>
              </text:list-item>
              <text:list-item>
                <text:p text:style-name="P9">Bishop gave Indishell access to Emory's servers since he works as an IT specialist for the school. <text:span text:style-name="T7">He did not know that Indishell would have access to the payloads on the train. </text:span></text:p>
              </text:list-item>
              <text:list-item>
                <text:p text:style-name="P5"><text:span text:style-name="T5">Indishell </text:span>accessed the security of the controls for the train <text:span text:style-name="T5">the morning of July 24</text:span>. The hacker<text:span text:style-name="T5">s</text:span> accessed the system using REM's security code; once online, <text:span text:style-name="T5">an </text:span>IEP address <text:span text:style-name="T5">used by</text:span> Indiashell <text:span text:style-name="T5">initiated four commands which gave them access to the payloads</text:span>. </text:p>
              </text:list-item>
              <text:list-item>
                <text:p text:style-name="P10">Indishell was only interested in the supercomputer and the virus. Upon receiving the drugs, they gave the drug payload to LaFamilia, then tipped off the FBI as a diversion. </text:p>
              </text:list-item>
            </text:list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ber </meta:initial-creator>
    <meta:creation-date>2015-07-25T07:54:43.788674284</meta:creation-date>
    <dc:date>2015-07-25T08:32:04.143135796</dc:date>
    <dc:creator>cyber </dc:creator>
    <meta:editing-duration>PT37M12S</meta:editing-duration>
    <meta:editing-cycles>16</meta:editing-cycles>
    <meta:generator>LibreOffice/4.4.4.3$Linux_x86 LibreOffice_project/2c39ebcf046445232b798108aa8a7e7d89552ea8</meta:generator>
    <meta:document-statistic meta:table-count="1" meta:image-count="0" meta:object-count="0" meta:page-count="1" meta:paragraph-count="22" meta:word-count="425" meta:character-count="2512" meta:non-whitespace-character-count="2106"/>
  </office:meta>
</office:document-meta>
</file>